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0cm" fo:min-width="1.352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018cm" fo:min-width="1.352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21cm" fo:min-width="2.62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fill-color="#780373" draw:textarea-horizontal-align="justify" draw:textarea-vertical-align="middle" draw:auto-grow-height="false" fo:min-height="0.513cm" fo:min-width="1.031cm"/>
    </style:style>
    <style:style style:name="gr7" style:family="graphic" style:parent-style-name="objectwithoutfill">
      <style:graphic-properties draw:marker-end="Symmetric_20_Arrow" draw:marker-end-width="0.3cm" draw:fill="none" draw:textarea-vertical-align="middle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.621cm" fo:min-width="1.406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21cm" fo:min-width="2.754cm"/>
    </style:style>
    <style:style style:name="gr10" style:family="graphic" style:parent-style-name="objectwithoutfill">
      <style:graphic-properties draw:stroke="dash" draw:stroke-dash="Ultrafine_20_Dashed" draw:marker-start="" draw:marker-start-width="0.3cm" draw:marker-end="Symmetric_20_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_33__20_Dashes_20_3_20_Dots_20__28_var_29_" svg:stroke-width="0.028cm" svg:stroke-color="#8d281e" draw:marker-start="" draw:marker-start-width="0.342cm" draw:marker-end="Symmetric_20_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objectwithoutfill">
      <style:graphic-properties draw:stroke="dash" draw:stroke-dash="Ultrafine_20_Dashed" svg:stroke-width="0.035cm" svg:stroke-color="#ff0000" draw:marker-start="" draw:marker-start-width="0.3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21cm" fo:min-width="3.288cm"/>
    </style:style>
    <style:style style:name="gr14" style:family="graphic" style:parent-style-name="objectwithoutfill">
      <style:graphic-properties svg:stroke-width="0.081cm" svg:stroke-color="#706e0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21cm" fo:min-width="4.558cm"/>
    </style:style>
    <style:style style:name="gr16" style:family="graphic" style:parent-style-name="objectwithoutfill">
      <style:graphic-properties draw:stroke="dash" draw:stroke-dash="Ultrafine_20_Dashed" draw:marker-start="Symmetric_20_Arrow" draw:marker-start-width="0.3cm" draw:marker-end="" draw:marker-end-width="0.3cm" draw:fill="none" draw:textarea-vertical-align="middle"/>
    </style:style>
    <style:style style:name="gr17" style:family="graphic" style:parent-style-name="objectwithoutfill">
      <style:graphic-properties draw:stroke="dash" draw:stroke-dash="Ultrafine_20_Dashed" svg:stroke-width="0.028cm" svg:stroke-color="#b85c00" draw:marker-start="Symmetric_20_Arrow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stroke="dash" draw:stroke-dash="Ultrafine_20_Dashed" svg:stroke-color="#bf0041" draw:marker-start="Symmetric_20_Arrow" draw:marker-start-width="0.3cm" draw:marker-end="" draw:marker-end-width="0.3cm" draw:fill="none" draw:textarea-vertical-align="middle"/>
    </style:style>
    <style:style style:name="gr20" style:family="graphic" style:parent-style-name="objectwithoutfill">
      <style:graphic-properties svg:stroke-color="#ff0000" draw:marker-start="Symmetric_20_Arrow" draw:marker-start-width="0.3cm" draw:marker-end="" draw:marker-end-width="0.3cm" draw:fill="none" draw:textarea-vertical-align="middle"/>
    </style:style>
    <style:style style:name="gr21" style:family="graphic" style:parent-style-name="objectwithoutfill">
      <style:graphic-properties draw:stroke="dash" draw:stroke-dash="Ultrafine_20_Dashed" svg:stroke-width="0.028cm" svg:stroke-color="#800080" draw:marker-start="Symmetric_20_Arrow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svg:stroke-color="#ff0000" draw:fill-color="#ff0000" draw:textarea-horizontal-align="justify" draw:textarea-vertical-align="middle" draw:auto-grow-height="false" fo:min-height="0.571cm" fo:min-width="0.489cm"/>
    </style:style>
    <style:style style:name="gr23" style:family="graphic" style:parent-style-name="objectwithoutfill">
      <style:graphic-properties draw:stroke="dash" draw:stroke-dash="Ultrafine_20_Dashed" svg:stroke-width="0.053cm" svg:stroke-color="#780373" draw:marker-start="Symmetric_20_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draw:stroke="dash" draw:stroke-dash="Ultrafine_20_Dashed" svg:stroke-width="0.053cm" svg:stroke-color="#5eb91e" draw:marker-start="Symmetric_20_Arrow" draw:marker-start-width="0.379cm" draw:marker-end="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800080" draw:textarea-horizontal-align="justify" draw:textarea-vertical-align="middle" draw:auto-grow-height="false" fo:min-height="0.21cm" fo:min-width="4.558cm"/>
    </style:style>
    <style:style style:name="gr26" style:family="graphic" style:parent-style-name="objectwithoutfill">
      <style:graphic-properties draw:stroke="dash" draw:stroke-dash="Ultrafine_20_Dashed" svg:stroke-width="0.028cm" svg:stroke-color="#bf0041" draw:marker-start="Symmetric_20_Arrow" draw:marker-start-width="0.342cm" draw:marker-end="" draw:marker-end-width="0.342cm" draw:fill="none" draw:textarea-vertical-align="middle" fo:padding-top="0.139cm" fo:padding-bottom="0.139cm" fo:padding-left="0.264cm" fo:padding-right="0.264cm"/>
    </style:style>
    <style:style style:name="gr27" style:family="graphic" style:parent-style-name="standard">
      <style:graphic-properties draw:fill-color="#ff8000" draw:textarea-horizontal-align="justify" draw:textarea-vertical-align="middle" draw:auto-grow-height="false" fo:min-height="0.21cm" fo:min-width="4.55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loext:graphic-properties draw:fill-color="#00000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780373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7" style:family="paragraph"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-color="#00a933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-color="#ff000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-color="#80008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P11" style:family="paragraph">
      <loext:graphic-properties draw:fill-color="#ff8000"/>
      <style:paragraph-properties fo:text-align="center"/>
      <style:text-properties fo:color="#ffffff"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color="#ffffff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89cm" svg:y1="3.54cm" svg:x2="9.89cm" svg:y2="16.367cm">
          <text:p/>
        </draw:line>
        <draw:custom-shape draw:style-name="gr2" draw:text-style-name="P3" draw:layer="layout" svg:width="1.851cm" svg:height="0.261cm" svg:x="8.928cm" svg:y="4.9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4.7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4.5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1.851cm" svg:height="0.508cm" svg:x="8.928cm" svg:y="4.048cm">
          <text:p text:style-name="P2"><text:span text:style-name="T1">Packet FIF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xml:id="id2" draw:id="id2" draw:layer="layout" svg:width="3.175cm" svg:height="0.508cm" svg:x="8.239cm" svg:y="10.723cm">
          <text:p text:style-name="P2"><text:span text:style-name="T2">Detec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8.239cm" svg:y="13.224cm">
          <text:p text:style-name="P2"><text:span text:style-name="T2">Outpu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223cm" svg:height="0.962cm" svg:x="1.381cm" svg:y="1.254cm">
          <draw:text-box>
            <text:p>CST Architecture</text:p>
          </draw:text-box>
        </draw:frame>
        <draw:custom-shape draw:style-name="gr4" draw:text-style-name="P4" draw:layer="layout" svg:width="3.175cm" svg:height="0.508cm" svg:x="8.239cm" svg:y="8.325cm">
          <text:p text:style-name="P2"><text:span text:style-name="T2">Strea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8.239cm" svg:y="5.726cm">
          <text:p text:style-name="P2"><text:span text:style-name="T2">Decod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8.239cm" svg:y="3.027cm">
          <text:p text:style-name="P2"><text:span text:style-name="T2">Captu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51cm" svg:height="0.261cm" svg:x="8.928cm" svg:y="7.5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7.3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7.1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1.851cm" svg:height="0.508cm" svg:x="8.928cm" svg:y="6.648cm">
          <text:p text:style-name="P2"><text:span text:style-name="T1">Packet FIF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10.0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9.8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9.6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1.851cm" svg:height="0.508cm" svg:x="8.928cm" svg:y="9.148cm">
          <text:p text:style-name="P2"><text:span text:style-name="T1">Packet FIF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12.5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12.3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3" draw:layer="layout" svg:width="1.851cm" svg:height="0.261cm" svg:x="8.928cm" svg:y="12.149cm">
          <text:p text:style-name="P2"><text:span text:style-name="T1"><text:s/>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1.851cm" svg:height="0.508cm" svg:x="8.928cm" svg:y="11.648cm">
          <text:p text:style-name="P2"><text:span text:style-name="T1">Packet FIF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6" xml:id="id1" draw:id="id1" draw:layer="layout" svg:width="1.778cm" svg:height="1.143cm" svg:x="4.683cm" svg:y="9.89cm">
          <text:p text:style-name="P2"><text:span text:style-name="T2">Signatur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6" xml:id="id3" draw:id="id3" draw:layer="layout" svg:width="1.778cm" svg:height="1.143cm" svg:x="4.684cm" svg:y="11.288cm">
          <text:p text:style-name="P2"><text:span text:style-name="T2">Anomaly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1" draw:layer="layout" draw:type="curve" svg:x1="6.461cm" svg:y1="10.462cm" svg:x2="8.239cm" svg:y2="10.977cm" draw:start-shape="id1" draw:start-glue-point="7" draw:end-shape="id2" draw:end-glue-point="3" svg:d="M6461 10462c1333 0 445 515 1778 515" svg:viewBox="0 0 1779 516">
          <text:p/>
        </draw:connector>
        <draw:connector draw:style-name="gr7" draw:text-style-name="P1" draw:layer="layout" draw:type="curve" svg:x1="6.462cm" svg:y1="11.86cm" svg:x2="8.239cm" svg:y2="10.977cm" draw:start-shape="id3" draw:start-glue-point="7" draw:end-shape="id2" draw:end-glue-point="3" svg:d="M6462 11860c1333 0 445-883 1777-883" svg:viewBox="0 0 1778 884">
          <text:p/>
        </draw:connector>
        <draw:custom-shape draw:style-name="gr8" draw:text-style-name="P8" draw:layer="layout" svg:width="1.905cm" svg:height="1.651cm" svg:x="8.874cm" svg:y="14.843cm">
          <text:p text:style-name="P7"><text:span text:style-name="T2">Storag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</draw:page>
      <draw:page draw:name="page2" draw:style-name="dp1" draw:master-page-name="Default">
        <draw:line draw:style-name="gr1" draw:text-style-name="P1" draw:layer="layout" svg:x1="9.483cm" svg:y1="2.651cm" svg:x2="9.483cm" svg:y2="9.255cm">
          <text:p/>
        </draw:line>
        <draw:custom-shape draw:style-name="gr4" draw:text-style-name="P4" draw:layer="layout" svg:width="3.175cm" svg:height="0.508cm" svg:x="7.832cm" svg:y="2.143cm">
          <text:p text:style-name="P2"><text:span text:style-name="T2">OutputJson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7.832cm" svg:y="3.044cm">
          <text:p text:style-name="P2"><text:span text:style-name="T2">OutputJsonInitC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3.175cm" svg:height="0.508cm" svg:x="7.832cm" svg:y="4.045cm">
          <text:p text:style-name="P2"><text:span text:style-name="T2">CreateJSON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7.832cm" svg:y="4.946cm">
          <text:p text:style-name="P2"><text:span text:style-name="T2">CreateJSONFlow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7.832cm" svg:y="5.747cm">
          <text:p text:style-name="P2"><text:span text:style-name="T2">JsonFiveTu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7.832cm" svg:y="6.648cm">
          <text:p text:style-name="P2"><text:span text:style-name="T2">JsonAddCommonOp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175cm" svg:height="0.508cm" svg:x="7.832cm" svg:y="7.449cm">
          <text:p text:style-name="P2"><text:span text:style-name="T2">JsonAdd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3.175cm" svg:height="0.508cm" svg:x="7.832cm" svg:y="8.35cm">
          <text:p text:style-name="P2"><text:span text:style-name="T2">OutputJSONBuff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4" draw:id="id4" draw:layer="layout" svg:width="3.302cm" svg:height="0.508cm" svg:x="7.832cm" svg:y="9.251cm">
          <text:p text:style-name="P2"><text:span text:style-name="T2">OutputJSONMemBufferCallba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1.134cm" svg:y1="9.505cm" svg:x2="7.832cm" svg:y2="9.505cm" draw:start-shape="id4" draw:start-glue-point="1" draw:end-shape="id4" draw:end-glue-point="3" svg:d="M11134 9505h502v756h-4305v-756h501" svg:viewBox="0 0 4306 757">
          <text:p/>
        </draw:connector>
        <draw:connector draw:style-name="gr11" draw:text-style-name="P1" draw:layer="layout" draw:line-skew="1.023cm 1.546cm -0.768cm" svg:x1="11.007cm" svg:y1="8.604cm" svg:x2="7.832cm" svg:y2="8.604cm" draw:start-shape="id5" draw:start-glue-point="1" draw:end-shape="id5" draw:end-glue-point="3" svg:d="M11007 8604h1524v2302h-5969v-2302h1270" svg:viewBox="0 0 5970 2303">
          <text:p/>
        </draw:connector>
        <draw:connector draw:style-name="gr12" draw:text-style-name="P1" draw:layer="layout" draw:line-skew="1.944cm 6.613cm -1.625cm" svg:x1="11.007cm" svg:y1="4.299cm" svg:x2="7.832cm" svg:y2="4.299cm" draw:start-shape="id6" draw:start-glue-point="1" draw:end-shape="id6" draw:end-glue-point="3" svg:d="M11007 4299h2445v7369h-7747v-7369h2127" svg:viewBox="0 0 7748 7370">
          <text:p/>
        </draw:connector>
        <draw:frame draw:style-name="gr5" draw:text-style-name="P5" draw:layer="layout" svg:width="6.096cm" svg:height="0.962cm" svg:x="1.254cm" svg:y="1.181cm">
          <draw:text-box>
            <text:p>eve.json</text:p>
          </draw:text-box>
        </draw:frame>
      </draw:page>
      <draw:page draw:name="page3" draw:style-name="dp1" draw:master-page-name="Default">
        <draw:line draw:style-name="gr1" draw:text-style-name="P1" draw:layer="layout" svg:x1="9.89cm" svg:y1="2.143cm" svg:x2="9.89cm" svg:y2="6.207cm">
          <text:p/>
        </draw:line>
        <draw:custom-shape draw:style-name="gr13" draw:text-style-name="P4" draw:layer="layout" svg:width="3.836cm" svg:height="0.508cm" svg:x="7.832cm" svg:y="2.143cm">
          <text:p text:style-name="P2"><text:span text:style-name="T2">RunModeIds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6.096cm" svg:height="0.962cm" svg:x="1.127cm" svg:y="1.054cm">
          <draw:text-box>
            <text:p>pcap</text:p>
          </draw:text-box>
        </draw:frame>
        <draw:custom-shape draw:style-name="gr13" draw:text-style-name="P4" draw:layer="layout" svg:width="3.836cm" svg:height="0.508cm" svg:x="7.833cm" svg:y="2.944cm">
          <text:p text:style-name="P2"><text:span text:style-name="T2">TmModuleReceiv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836cm" svg:height="0.508cm" svg:x="7.834cm" svg:y="3.845cm">
          <text:p text:style-name="P2"><text:span text:style-name="T2">TmModuleDecod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836cm" svg:height="0.508cm" svg:x="7.835cm" svg:y="4.846cm">
          <text:p text:style-name="P2"><text:span text:style-name="T2">TmModuleReceiv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836cm" svg:height="0.508cm" svg:x="7.836cm" svg:y="5.747cm">
          <text:p text:style-name="P2"><text:span text:style-name="T2">TmModuleDecod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line draw:style-name="gr1" draw:text-style-name="P1" draw:layer="layout" svg:x1="4.429cm" svg:y1="22.717cm" svg:x2="4.429cm" svg:y2="26.654cm">
          <text:p/>
        </draw:line>
        <draw:line draw:style-name="gr14" draw:text-style-name="P1" draw:layer="layout" svg:x1="11.826cm" svg:y1="23.098cm" svg:x2="11.825cm" svg:y2="8.619cm">
          <text:p/>
        </draw:line>
        <draw:line draw:style-name="gr1" draw:text-style-name="P1" draw:layer="layout" svg:x1="4.175cm" svg:y1="4.429cm" svg:x2="4.175cm" svg:y2="7.731cm">
          <text:p/>
        </draw:line>
        <draw:line draw:style-name="gr1" draw:text-style-name="P1" draw:layer="layout" svg:x1="11.984cm" svg:y1="8.238cm" svg:x2="11.984cm" svg:y2="1.506cm">
          <text:p/>
        </draw:line>
        <draw:frame draw:style-name="gr5" draw:text-style-name="P5" draw:layer="layout" svg:width="6.096cm" svg:height="0.962cm" svg:x="1.127cm" svg:y="1.054cm">
          <draw:text-box>
            <text:p>Detect Engine</text:p>
          </draw:text-box>
        </draw:frame>
        <draw:custom-shape draw:style-name="gr15" draw:text-style-name="P4" draw:layer="layout" svg:width="5.106cm" svg:height="0.508cm" svg:x="9.255cm" svg:y="1.508cm">
          <text:p text:style-name="P2"><text:span text:style-name="T2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6cm" svg:y="2.209cm">
          <text:p text:style-name="P2"><text:span text:style-name="T2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5cm" svg:y="2.905cm">
          <text:p text:style-name="P2"><text:span text:style-name="T2">DetectBufferTypeRegister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7" draw:id="id7" draw:layer="layout" svg:width="5.106cm" svg:height="0.508cm" svg:x="9.257cm" svg:y="2.21cm">
          <text:p text:style-name="P2"><text:span text:style-name="T2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6cm" svg:y="3.606cm">
          <text:p text:style-name="P2"><text:span text:style-name="T2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0.994cm 3.495cm -0.771cm" svg:x1="14.363cm" svg:y1="2.464cm" svg:x2="9.257cm" svg:y2="2.464cm" draw:start-shape="id7" draw:start-glue-point="1" draw:end-shape="id7" draw:end-glue-point="3" svg:d="M14363 2464h1496v4251h-7874v-4251h1272" svg:viewBox="0 0 7875 4252">
          <text:p/>
        </draw:connector>
        <draw:custom-shape draw:style-name="gr15" draw:text-style-name="P4" draw:layer="layout" svg:width="5.106cm" svg:height="0.508cm" svg:x="9.257cm" svg:y="4.507cm">
          <text:p text:style-name="P2"><text:span text:style-name="T2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7cm" svg:y="3.607cm">
          <text:p text:style-name="P2"><text:span text:style-name="T2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8" draw:id="id8" draw:layer="layout" svg:width="5.106cm" svg:height="0.508cm" svg:x="9.258cm" svg:y="5.208cm">
          <text:p text:style-name="P2"><text:span text:style-name="T2">DetectAppLayerInspectEngin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9" draw:id="id9" draw:layer="layout" svg:width="5.106cm" svg:height="0.508cm" svg:x="9.258cm" svg:y="4.508cm">
          <text:p text:style-name="P2"><text:span text:style-name="T2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line-skew="0cm -0.138cm" svg:x1="14.364cm" svg:y1="5.462cm" svg:x2="9.258cm" svg:y2="5.462cm" draw:start-shape="id8" draw:start-glue-point="1" draw:end-shape="id8" draw:end-glue-point="3" svg:d="M14364 5462h502v618h-6109v-618h501" svg:viewBox="0 0 6110 619">
          <text:p/>
        </draw:connector>
        <draw:connector draw:style-name="gr17" draw:text-style-name="P1" draw:layer="layout" draw:line-skew="0.358cm 0.943cm -0.264cm" svg:x1="14.364cm" svg:y1="4.762cm" svg:x2="9.258cm" svg:y2="4.762cm" draw:start-shape="id9" draw:start-glue-point="1" draw:end-shape="id9" draw:end-glue-point="3" svg:d="M14364 4762h860v1699h-6731v-1699h765" svg:viewBox="0 0 6732 1700">
          <text:p/>
        </draw:connector>
        <draw:custom-shape draw:style-name="gr15" draw:text-style-name="P4" draw:layer="layout" svg:width="5.106cm" svg:height="0.508cm" svg:x="9.259cm" svg:y="7.109cm">
          <text:p text:style-name="P2"><text:span text:style-name="T2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2" draw:id="id12" draw:layer="layout" svg:width="5.106cm" svg:height="0.508cm" svg:x="9.26cm" svg:y="7.81cm">
          <text:p text:style-name="P2"><text:span text:style-name="T2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0" draw:id="id10" draw:layer="layout" svg:width="5.106cm" svg:height="0.508cm" svg:x="1.556cm" svg:y="3.409cm">
          <text:p text:style-name="P2"><text:span text:style-name="T2">RunModeIds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1" draw:id="id11" draw:layer="layout" svg:width="5.106cm" svg:height="0.508cm" svg:x="9.256cm" svg:y="1.509cm">
          <text:p text:style-name="P2"><text:span text:style-name="T2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line-skew="-0.483cm" svg:x1="6.662cm" svg:y1="3.663cm" svg:x2="9.256cm" svg:y2="1.763cm" draw:start-shape="id10" draw:start-glue-point="1" draw:end-shape="id11" svg:d="M6662 3663h815v-1900h1779" svg:viewBox="0 0 2595 1901">
          <text:p/>
        </draw:connector>
        <draw:custom-shape draw:style-name="gr15" draw:text-style-name="P4" xml:id="id13" draw:id="id13" draw:layer="layout" svg:width="5.106cm" svg:height="0.508cm" svg:x="1.557cm" svg:y="4.41cm">
          <text:p text:style-name="P2"><text:span text:style-name="T2">TmModuleReceiv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1.558cm" svg:y="5.311cm">
          <text:p text:style-name="P2"><text:span text:style-name="T2">TmModuleDecod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1.559cm" svg:y="6.312cm">
          <text:p text:style-name="P2"><text:span text:style-name="T2">TmModuleReceiv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4" draw:id="id14" draw:layer="layout" svg:width="5.106cm" svg:height="0.508cm" svg:x="1.56cm" svg:y="7.213cm">
          <text:p text:style-name="P2"><text:span text:style-name="T2">TmModuleDecod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line-skew="-0.358cm" svg:x1="9.26cm" svg:y1="8.064cm" svg:x2="6.663cm" svg:y2="4.664cm" draw:start-shape="id12" draw:start-glue-point="3" draw:end-shape="id13" svg:d="M9260 8064h-1656v-3400h-941" svg:viewBox="0 0 2598 3401">
          <text:p/>
        </draw:connector>
        <draw:custom-shape draw:style-name="gr15" draw:text-style-name="P4" xml:id="id15" draw:id="id15" draw:layer="layout" svg:width="5.106cm" svg:height="0.508cm" svg:x="9.261cm" svg:y="8.511cm">
          <text:p text:style-name="P2"><text:span text:style-name="T2">DetectEngineSetParse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2cm" svg:y="9.212cm">
          <text:p text:style-name="P2"><text:span text:style-name="T2">DetectEngineMultiTenant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3cm" svg:y="9.913cm">
          <text:p text:style-name="P2"><text:span text:style-name="T2">DetectEngine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4cm" svg:y="10.614cm">
          <text:p text:style-name="P2"><text:span text:style-name="T2">DetectEngineCtxInit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5cm" svg:y="11.315cm">
          <text:p text:style-name="P2"><text:span text:style-name="T2">DetectEngineCtxLoad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4.113cm" svg:y1="7.721cm" svg:x2="9.261cm" svg:y2="8.765cm" draw:start-shape="id14" draw:start-glue-point="2" draw:end-shape="id15" draw:end-glue-point="3" svg:d="M4113 7721v1044h5148" svg:viewBox="0 0 5149 1045">
          <text:p/>
        </draw:connector>
        <draw:custom-shape draw:style-name="gr15" draw:text-style-name="P4" draw:layer="layout" svg:width="5.106cm" svg:height="0.508cm" svg:x="9.267cm" svg:y="12.117cm">
          <text:p text:style-name="P2"><text:span text:style-name="T2">DetectEngineGet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8cm" svg:y="12.918cm">
          <text:p text:style-name="P2"><text:span text:style-name="T2">DetectBufferSetActive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6" draw:id="id16" draw:layer="layout" svg:width="5.106cm" svg:height="0.508cm" svg:x="9.269cm" svg:y="13.819cm">
          <text:p text:style-name="P2"><text:span text:style-name="T2">DetectBufferRun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14.375cm" svg:y1="14.073cm" svg:x2="9.269cm" svg:y2="14.073cm" draw:start-shape="id16" draw:start-glue-point="1" draw:end-shape="id16" draw:end-glue-point="3" svg:d="M14375 14073h502v756h-6109v-756h501" svg:viewBox="0 0 6110 757">
          <text:p/>
        </draw:connector>
        <draw:custom-shape draw:style-name="gr15" draw:text-style-name="P4" xml:id="id17" draw:id="id17" draw:layer="layout" svg:width="5.106cm" svg:height="0.508cm" svg:x="9.27cm" svg:y="15.32cm">
          <text:p text:style-name="P2"><text:span text:style-name="T2">DetectEngineAppInspectionEngine2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14.376cm" svg:y1="15.574cm" svg:x2="9.27cm" svg:y2="15.574cm" draw:start-shape="id17" draw:start-glue-point="1" draw:end-shape="id17" draw:end-glue-point="3" svg:d="M14376 15574h502v756h-6109v-756h501" svg:viewBox="0 0 6110 757">
          <text:p/>
        </draw:connector>
        <draw:custom-shape draw:style-name="gr15" draw:text-style-name="P4" xml:id="id18" draw:id="id18" draw:layer="layout" svg:width="5.106cm" svg:height="0.508cm" svg:x="9.271cm" svg:y="17.221cm">
          <text:p text:style-name="P2"><text:span text:style-name="T2">DetectEngineMultiTenant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2cm" svg:y="17.822cm">
          <text:p text:style-name="P2"><text:span text:style-name="T2">DetectEngineAddTo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3cm" svg:y="18.523cm">
          <text:p text:style-name="P2"><text:span text:style-name="T2">DetectEngineAddTo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4cm" svg:y="19.224cm">
          <text:p text:style-name="P2"><text:span text:style-name="T2">DetectEngineBump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5cm" svg:y="19.925cm">
          <text:p text:style-name="P2"><text:span text:style-name="T2">DetectEngineThread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2cm" svg:y="16.522cm">
          <text:p text:style-name="P2"><text:span text:style-name="T2">AppendStreamInspect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6cm" svg:y="20.626cm">
          <text:p text:style-name="P2"><text:span text:style-name="T2">DetectEngineGet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7cm" svg:y="21.227cm">
          <text:p text:style-name="P2"><text:span text:style-name="T2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8cm" svg:y="21.928cm">
          <text:p text:style-name="P2"><text:span text:style-name="T2">DetectEngineThreadCtxInit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8cm" svg:y="21.228cm">
          <text:p text:style-name="P2"><text:span text:style-name="T2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9" draw:id="id19" draw:layer="layout" svg:width="5.106cm" svg:height="0.508cm" svg:x="9.279cm" svg:y="22.629cm">
          <text:p text:style-name="P2"><text:span text:style-name="T2">DetectEngineThreadCtxInitGlobal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line-skew="0cm 5.248cm" svg:x1="14.377cm" svg:y1="17.475cm" svg:x2="9.271cm" svg:y2="17.475cm" draw:start-shape="id18" draw:start-glue-point="1" draw:end-shape="id18" draw:end-glue-point="3" svg:d="M14377 17475h502v6004h-6109v-6004h501" svg:viewBox="0 0 6110 6005">
          <text:p/>
        </draw:connector>
        <draw:custom-shape draw:style-name="gr15" draw:text-style-name="P4" xml:id="id20" draw:id="id20" draw:layer="layout" svg:width="5.106cm" svg:height="0.508cm" svg:x="1.88cm" svg:y="22.63cm">
          <text:p text:style-name="P2"><text:span text:style-name="T2">DetectEngine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1" draw:id="id21" draw:layer="layout" svg:width="5.106cm" svg:height="0.508cm" svg:x="1.881cm" svg:y="23.331cm">
          <text:p text:style-name="P2"><text:span text:style-name="T2">DetectEngineReloadIs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1.882cm" svg:y="24.032cm">
          <text:p text:style-name="P2"><text:span text:style-name="T2">DetectEngineGet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1.883cm" svg:y="24.733cm">
          <text:p text:style-name="P2"><text:span text:style-name="T2">DetectEngineDe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1.397cm" svg:height="1.159cm" svg:x="3.667cm" svg:y="25.438cm">
          <text:p text:style-name="P2"><text:span text:style-name="T2">output 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9.279cm" svg:y1="22.883cm" svg:x2="6.986cm" svg:y2="22.884cm" draw:start-shape="id19" draw:start-glue-point="3" draw:end-shape="id20" svg:d="M9279 22883h-1146v1h-1147" svg:viewBox="0 0 2294 2">
          <text:p/>
        </draw:connector>
        <draw:connector draw:style-name="gr23" draw:text-style-name="P1" draw:layer="layout" draw:line-skew="0cm 2.44cm" svg:x1="1.881cm" svg:y1="23.585cm" svg:x2="6.987cm" svg:y2="23.585cm" draw:start-shape="id21" draw:start-glue-point="3" draw:end-shape="id21" draw:end-glue-point="1" svg:d="M1881 23585h-501v3196h6109v-3196h-502" svg:viewBox="0 0 6110 3197">
          <text:p/>
        </draw:connector>
      </draw:page>
      <draw:page draw:name="page5" draw:style-name="dp1" draw:master-page-name="Default">
        <draw:line draw:style-name="gr1" draw:text-style-name="P1" draw:layer="layout" svg:x1="4.429cm" svg:y1="16.317cm" svg:x2="4.429cm" svg:y2="24.749cm">
          <text:p/>
        </draw:line>
        <draw:line draw:style-name="gr14" draw:text-style-name="P1" draw:layer="layout" svg:x1="11.826cm" svg:y1="23.098cm" svg:x2="11.825cm" svg:y2="8.619cm">
          <text:p/>
        </draw:line>
        <draw:line draw:style-name="gr1" draw:text-style-name="P1" draw:layer="layout" svg:x1="4.175cm" svg:y1="4.429cm" svg:x2="4.175cm" svg:y2="8.366cm">
          <text:p/>
        </draw:line>
        <draw:line draw:style-name="gr1" draw:text-style-name="P1" draw:layer="layout" svg:x1="11.984cm" svg:y1="8.238cm" svg:x2="11.984cm" svg:y2="1.506cm">
          <text:p/>
        </draw:line>
        <draw:frame draw:style-name="gr5" draw:text-style-name="P5" draw:layer="layout" svg:width="6.096cm" svg:height="0.962cm" svg:x="1.127cm" svg:y="1.054cm">
          <draw:text-box>
            <text:p>Decode</text:p>
          </draw:text-box>
        </draw:frame>
        <draw:custom-shape draw:style-name="gr15" draw:text-style-name="P4" draw:layer="layout" svg:width="5.106cm" svg:height="0.508cm" svg:x="9.255cm" svg:y="1.508cm">
          <text:p text:style-name="P2"><text:span text:style-name="T2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6cm" svg:y="2.209cm">
          <text:p text:style-name="P2"><text:span text:style-name="T2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5cm" svg:y="2.905cm">
          <text:p text:style-name="P2"><text:span text:style-name="T2">DetectBufferTypeRegister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2" draw:id="id22" draw:layer="layout" svg:width="5.106cm" svg:height="0.508cm" svg:x="9.257cm" svg:y="2.21cm">
          <text:p text:style-name="P2"><text:span text:style-name="T2">DetectAppLayerInspectEngineRegi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6cm" svg:y="3.606cm">
          <text:p text:style-name="P2"><text:span text:style-name="T2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line-skew="0.994cm 3.495cm -0.771cm" svg:x1="14.363cm" svg:y1="2.464cm" svg:x2="9.257cm" svg:y2="2.464cm" draw:start-shape="id22" draw:start-glue-point="1" draw:end-shape="id22" draw:end-glue-point="3" svg:d="M14363 2464h1496v4251h-7874v-4251h1272" svg:viewBox="0 0 7875 4252">
          <text:p/>
        </draw:connector>
        <draw:custom-shape draw:style-name="gr15" draw:text-style-name="P4" draw:layer="layout" svg:width="5.106cm" svg:height="0.508cm" svg:x="9.257cm" svg:y="4.507cm">
          <text:p text:style-name="P2"><text:span text:style-name="T2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57cm" svg:y="3.607cm">
          <text:p text:style-name="P2"><text:span text:style-name="T2">DetectBufferTypeRegisterValidate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3" draw:id="id23" draw:layer="layout" svg:width="5.106cm" svg:height="0.508cm" svg:x="9.258cm" svg:y="5.208cm">
          <text:p text:style-name="P2"><text:span text:style-name="T2">DetectAppLayerInspectEngin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4" draw:id="id24" draw:layer="layout" svg:width="5.106cm" svg:height="0.508cm" svg:x="9.258cm" svg:y="4.508cm">
          <text:p text:style-name="P2"><text:span text:style-name="T2">DetectRegisterThreadCtxGlobalFun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line-skew="0cm -0.138cm" svg:x1="14.364cm" svg:y1="5.462cm" svg:x2="9.258cm" svg:y2="5.462cm" draw:start-shape="id23" draw:start-glue-point="1" draw:end-shape="id23" draw:end-glue-point="3" svg:d="M14364 5462h502v618h-6109v-618h501" svg:viewBox="0 0 6110 619">
          <text:p/>
        </draw:connector>
        <draw:connector draw:style-name="gr17" draw:text-style-name="P1" draw:layer="layout" draw:line-skew="0.358cm 0.943cm -0.264cm" svg:x1="14.364cm" svg:y1="4.762cm" svg:x2="9.258cm" svg:y2="4.762cm" draw:start-shape="id24" draw:start-glue-point="1" draw:end-shape="id24" draw:end-glue-point="3" svg:d="M14364 4762h860v1699h-6731v-1699h765" svg:viewBox="0 0 6732 1700">
          <text:p/>
        </draw:connector>
        <draw:custom-shape draw:style-name="gr15" draw:text-style-name="P4" draw:layer="layout" svg:width="5.106cm" svg:height="0.508cm" svg:x="9.259cm" svg:y="7.109cm">
          <text:p text:style-name="P2"><text:span text:style-name="T2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7" draw:id="id27" draw:layer="layout" svg:width="5.106cm" svg:height="0.508cm" svg:x="9.26cm" svg:y="7.81cm">
          <text:p text:style-name="P2"><text:span text:style-name="T2">DetectBufferTypeClose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5" draw:id="id25" draw:layer="layout" svg:width="5.106cm" svg:height="0.508cm" svg:x="1.556cm" svg:y="3.409cm">
          <text:p text:style-name="P2"><text:span text:style-name="T2">RunModeIds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6" draw:id="id26" draw:layer="layout" svg:width="5.106cm" svg:height="0.508cm" svg:x="9.256cm" svg:y="1.509cm">
          <text:p text:style-name="P2"><text:span text:style-name="T2">DetectBufferType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line-skew="-0.483cm" svg:x1="6.662cm" svg:y1="3.663cm" svg:x2="9.256cm" svg:y2="1.763cm" draw:start-shape="id25" draw:start-glue-point="1" draw:end-shape="id26" svg:d="M6662 3663h815v-1900h1779" svg:viewBox="0 0 2595 1901">
          <text:p/>
        </draw:connector>
        <draw:custom-shape draw:style-name="gr15" draw:text-style-name="P4" xml:id="id28" draw:id="id28" draw:layer="layout" svg:width="5.106cm" svg:height="0.508cm" svg:x="1.557cm" svg:y="4.41cm">
          <text:p text:style-name="P2"><text:span text:style-name="T2">TmModuleReceiv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1.558cm" svg:y="5.311cm">
          <text:p text:style-name="P2"><text:span text:style-name="T2">TmModuleDecodePcap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1.559cm" svg:y="6.312cm">
          <text:p text:style-name="P2"><text:span text:style-name="T2">TmModuleReceiv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1.56cm" svg:y="7.213cm">
          <text:p text:style-name="P2"><text:span text:style-name="T2">TmModuleDecodePcapFileRegi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draw:line-skew="-0.358cm" svg:x1="9.26cm" svg:y1="8.064cm" svg:x2="6.663cm" svg:y2="4.664cm" draw:start-shape="id27" draw:start-glue-point="3" draw:end-shape="id28" svg:d="M9260 8064h-1656v-3400h-941" svg:viewBox="0 0 2598 3401">
          <text:p/>
        </draw:connector>
        <draw:custom-shape draw:style-name="gr15" draw:text-style-name="P4" xml:id="id36" draw:id="id36" draw:layer="layout" svg:width="5.106cm" svg:height="0.508cm" svg:x="9.261cm" svg:y="8.511cm">
          <text:p text:style-name="P2"><text:span text:style-name="T2">DetectEngineSetParseMeta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2cm" svg:y="9.212cm">
          <text:p text:style-name="P2"><text:span text:style-name="T2">DetectEngineMultiTenantSet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3cm" svg:y="9.913cm">
          <text:p text:style-name="P2"><text:span text:style-name="T2">DetectEngine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4cm" svg:y="10.614cm">
          <text:p text:style-name="P2"><text:span text:style-name="T2">DetectEngineCtxInitRe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5cm" svg:y="11.315cm">
          <text:p text:style-name="P2"><text:span text:style-name="T2">DetectEngineCtxLoadCon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7cm" svg:y="12.117cm">
          <text:p text:style-name="P2"><text:span text:style-name="T2">DetectEngineGet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68cm" svg:y="12.918cm">
          <text:p text:style-name="P2"><text:span text:style-name="T2">DetectBufferSetActive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9" draw:id="id29" draw:layer="layout" svg:width="5.106cm" svg:height="0.508cm" svg:x="9.269cm" svg:y="13.819cm">
          <text:p text:style-name="P2"><text:span text:style-name="T2">DetectBufferRunSetupCall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svg:x1="14.375cm" svg:y1="14.073cm" svg:x2="9.269cm" svg:y2="14.073cm" draw:start-shape="id29" draw:start-glue-point="1" draw:end-shape="id29" draw:end-glue-point="3" svg:d="M14375 14073h502v756h-6109v-756h501" svg:viewBox="0 0 6110 757">
          <text:p/>
        </draw:connector>
        <draw:custom-shape draw:style-name="gr15" draw:text-style-name="P4" xml:id="id30" draw:id="id30" draw:layer="layout" svg:width="5.106cm" svg:height="0.508cm" svg:x="9.27cm" svg:y="15.32cm">
          <text:p text:style-name="P2"><text:span text:style-name="T2">DetectEngineAppInspectionEngine2Signa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svg:x1="14.376cm" svg:y1="15.574cm" svg:x2="9.27cm" svg:y2="15.574cm" draw:start-shape="id30" draw:start-glue-point="1" draw:end-shape="id30" draw:end-glue-point="3" svg:d="M14376 15574h502v756h-6109v-756h501" svg:viewBox="0 0 6110 757">
          <text:p/>
        </draw:connector>
        <draw:custom-shape draw:style-name="gr15" draw:text-style-name="P4" xml:id="id31" draw:id="id31" draw:layer="layout" svg:width="5.106cm" svg:height="0.508cm" svg:x="9.271cm" svg:y="17.221cm">
          <text:p text:style-name="P2"><text:span text:style-name="T2">DetectEngineMultiTenant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2cm" svg:y="17.822cm">
          <text:p text:style-name="P2"><text:span text:style-name="T2">DetectEngineAddTo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3cm" svg:y="18.523cm">
          <text:p text:style-name="P2"><text:span text:style-name="T2">DetectEngineAddTo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4cm" svg:y="19.224cm">
          <text:p text:style-name="P2"><text:span text:style-name="T2">DetectEngineBump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5cm" svg:y="21.625cm">
          <text:p text:style-name="P2"><text:span text:style-name="T2">DetectEngineThreadCtx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2cm" svg:y="16.522cm">
          <text:p text:style-name="P2"><text:span text:style-name="T2">AppendStreamInspect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6cm" svg:y="22.326cm">
          <text:p text:style-name="P2"><text:span text:style-name="T2">DetectEngineGet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7cm" svg:y="22.927cm">
          <text:p text:style-name="P2"><text:span text:style-name="T2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8cm" svg:y="23.628cm">
          <text:p text:style-name="P2"><text:span text:style-name="T2">DetectEngineThreadCtxInit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5.106cm" svg:height="0.508cm" svg:x="9.278cm" svg:y="22.928cm">
          <text:p text:style-name="P2"><text:span text:style-name="T2">ThreadCtxDo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32" draw:id="id32" draw:layer="layout" svg:width="5.106cm" svg:height="0.508cm" svg:x="9.279cm" svg:y="24.329cm">
          <text:p text:style-name="P2"><text:span text:style-name="T2">DetectEngineThreadCtxInitGlobalKeywor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" draw:layer="layout" draw:line-skew="0cm 6.899cm" svg:x1="14.377cm" svg:y1="17.475cm" svg:x2="9.271cm" svg:y2="17.475cm" draw:start-shape="id31" draw:start-glue-point="1" draw:end-shape="id31" draw:end-glue-point="3" svg:d="M14377 17475h502v7655h-6109v-7655h501" svg:viewBox="0 0 6110 7656">
          <text:p/>
        </draw:connector>
        <draw:custom-shape draw:style-name="gr15" draw:text-style-name="P4" xml:id="id33" draw:id="id33" draw:layer="layout" svg:width="5.106cm" svg:height="0.508cm" svg:x="1.88cm" svg:y="16.23cm">
          <text:p text:style-name="P2"><text:span text:style-name="T2">DetectEngineEnab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34" draw:id="id34" draw:layer="layout" svg:width="5.106cm" svg:height="0.508cm" svg:x="1.881cm" svg:y="16.931cm">
          <text:p text:style-name="P2"><text:span text:style-name="T2">DetectEngineReloadIs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9" draw:layer="layout" svg:width="1.397cm" svg:height="1.159cm" svg:x="3.667cm" svg:y="24.038cm">
          <text:p text:style-name="P2"><text:span text:style-name="T2">output j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9.279cm" svg:y1="24.583cm" svg:x2="6.986cm" svg:y2="16.484cm" draw:start-shape="id32" draw:start-glue-point="3" draw:end-shape="id33" svg:d="M9279 24583h-1146v-8099h-1147" svg:viewBox="0 0 2294 8100">
          <text:p/>
        </draw:connector>
        <draw:connector draw:style-name="gr24" draw:text-style-name="P1" draw:layer="layout" draw:line-skew="0cm 7.57cm" svg:x1="1.881cm" svg:y1="17.185cm" svg:x2="6.987cm" svg:y2="17.185cm" draw:start-shape="id34" draw:start-glue-point="3" draw:end-shape="id34" draw:end-glue-point="1" svg:d="M1881 17185h-501v8326h6109v-8326h-502" svg:viewBox="0 0 6110 8327">
          <text:p/>
        </draw:connector>
        <draw:custom-shape draw:style-name="gr25" draw:text-style-name="P10" xml:id="id35" draw:id="id35" draw:layer="layout" svg:width="5.106cm" svg:height="0.508cm" svg:x="1.561cm" svg:y="8.514cm">
          <text:p text:style-name="P2"><text:span text:style-name="T2">DecodeGlobal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" draw:layer="layout" svg:x1="6.667cm" svg:y1="8.768cm" svg:x2="9.261cm" svg:y2="8.765cm" draw:start-shape="id35" draw:start-glue-point="1" draw:end-shape="id36" draw:end-glue-point="3" svg:d="M6667 8768h1298v-3h1296" svg:viewBox="0 0 2595 4">
          <text:p/>
        </draw:connector>
        <draw:custom-shape draw:style-name="gr25" draw:text-style-name="P10" xml:id="id37" draw:id="id37" draw:layer="layout" svg:width="5.106cm" svg:height="0.508cm" svg:x="9.275cm" svg:y="19.925cm">
          <text:p text:style-name="P2"><text:span text:style-name="T2">PacketGetFromAll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draw:line-skew="-0.167cm -0.25cm 0.227cm" svg:x1="14.381cm" svg:y1="20.179cm" svg:x2="9.275cm" svg:y2="20.179cm" draw:start-shape="id37" draw:start-glue-point="1" draw:end-shape="id37" draw:end-glue-point="3" svg:d="M14381 20179h335v506h-5715v-506h274" svg:viewBox="0 0 5716 507">
          <text:p/>
        </draw:connector>
        <draw:custom-shape draw:style-name="gr25" draw:text-style-name="P10" draw:layer="layout" svg:width="5.106cm" svg:height="0.508cm" svg:x="9.276cm" svg:y="20.826cm">
          <text:p text:style-name="P2"><text:span text:style-name="T2">DecodeThreadVarsAll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106cm" svg:height="0.508cm" svg:x="1.876cm" svg:y="20.226cm">
          <text:p text:style-name="P2"><text:span text:style-name="T2">PacketGetFromQueueOrAll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106cm" svg:height="0.508cm" svg:x="1.877cm" svg:y="20.827cm">
          <text:p text:style-name="P2"><text:span text:style-name="T2">PacketSet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106cm" svg:height="0.508cm" svg:x="1.878cm" svg:y="21.428cm">
          <text:p text:style-name="P2"><text:span text:style-name="T2">DecodeUpdatePacketCoun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106cm" svg:height="0.508cm" svg:x="1.879cm" svg:y="22.029cm">
          <text:p text:style-name="P2"><text:span text:style-name="T2">PacketDecodeFin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106cm" svg:height="0.508cm" svg:x="1.88cm" svg:y="22.63cm">
          <text:p text:style-name="P2"><text:span text:style-name="T2">PacketUpdateEngineEventCoun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106cm" svg:height="0.508cm" svg:x="1.881cm" svg:y="23.231cm">
          <text:p text:style-name="P2"><text:span text:style-name="T2">PacketFreeOrRele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draw:layer="layout" svg:width="5.106cm" svg:height="0.508cm" svg:x="1.877cm" svg:y="19.627cm">
          <text:p text:style-name="P2"><text:span text:style-name="T2">ReceiveAFPL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draw:layer="layout" svg:width="5.106cm" svg:height="0.508cm" svg:x="1.878cm" svg:y="19.028cm">
          <text:p text:style-name="P2"><text:span text:style-name="T2">libpthread.so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1" draw:layer="layout" svg:width="5.106cm" svg:height="0.508cm" svg:x="1.879cm" svg:y="18.429cm">
          <text:p text:style-name="P2"><text:span text:style-name="T2">libc.so.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14:40:43.783925783</meta:creation-date>
    <meta:generator>LibreOffice/6.1.5.2$Linux_X86_64 LibreOffice_project/10$Build-2</meta:generator>
    <dc:date>2019-07-28T16:25:22.551499969</dc:date>
    <meta:editing-duration>PT6H4M32S</meta:editing-duration>
    <meta:editing-cycles>49</meta:editing-cycles>
    <meta:document-statistic meta:object-count="176"/>
  </office:meta>
</office:document-meta>
</file>